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3.635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7" table:default-cell-style-name="ce2"/>
        <table:table-column table:style-name="co8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chschaftsorganisation</text:p>
          </table:table-cell>
          <table:table-cell office:value-type="string" calcext:value-type="string">
            <text:p>Olaf (Uni Marburg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T-Schulen-Trimmung? Vielfalt?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</text:p>
          </table:table-cell>
          <table:table-cell office:value-type="string" calcext:value-type="string">
            <text:p>Philipp (Duesseldorf)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kkreditierung</text:p>
          </table:table-cell>
          <table:table-cell office:value-type="string" calcext:value-type="string">
            <text:p>Anna (Bamberg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sychologie ?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syfako-App</text:p>
          </table:table-cell>
          <table:table-cell office:value-type="string" calcext:value-type="string">
            <text:p>Wuschel (Bamberg)</text:p>
          </table:table-cell>
          <table:table-cell office:value-type="string" calcext:value-type="string">
            <text:p>Fruehstuecksraum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a xlink:href="http://tinyurl.com/psyfako" xlink:type="simple">http://tinyurl.com/psyfako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PU Umweltpsychologie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asterquote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Finanzen</text:p>
          </table:table-cell>
          <table:table-cell office:value-type="string" calcext:value-type="string">
            <text:p>Marius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II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hre? Selber machen!</text:p>
          </table:table-cell>
          <table:table-cell office:value-type="string" calcext:value-type="string">
            <text:p>Max (der mit den Locken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hschaftsimage</text:p>
          </table:table-cell>
          <table:table-cell office:value-type="string" calcext:value-type="string">
            <text:p>Martin (Osnabrueck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itutsklima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einsangelegenheiten Psyfako e.V.</text:p>
          </table:table-cell>
          <table:table-cell office:value-type="string" calcext:value-type="string">
            <text:p>Norman (Stendal)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gendemo</text:p>
          </table:table-cell>
          <table:table-cell office:value-type="string" calcext:value-type="string">
            <text:p>Mukundi (Wuerzburg)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III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terzulassungsbeschraenkungen</text:p>
          </table:table-cell>
          <table:table-cell office:value-type="string" calcext:value-type="string">
            <text:p>Tabea (Braunschweig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ition Mastergarantie (deutschlandweit)</text:p>
          </table:table-cell>
          <table:table-cell office:value-type="string" calcext:value-type="string">
            <text:p>Theresa / Sandra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r als Fachschaft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otherapieausbildung in der Zukunft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ürzungen auch in der Psychologie?</text:p>
          </table:table-cell>
          <table:table-cell office:value-type="string" calcext:value-type="string">
            <text:p>Anni (Jena)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netzung (PsyStudents)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otherapieausbildung in der Zukunft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hschaft: Schneller Einstieg fuer alle</text:p>
          </table:table-cell>
          <table:table-cell office:value-type="string" calcext:value-type="string">
            <text:p>David (Frankfurt (M))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Nachwuchssuche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zu Besuch!</text:p>
          </table:table-cell>
          <table:table-cell office:value-type="string" calcext:value-type="string">
            <text:p>Rike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landssemester</text:p>
          </table:table-cell>
          <table:table-cell office:value-type="string" calcext:value-type="string">
            <text:p>David (Frankfurt (M)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nRat</text:p>
          </table:table-cell>
          <table:table-cell office:value-type="string" calcext:value-type="string">
            <text:p>Britta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eativitaet 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Akkreditierung Teil 2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Fachschaftsorganisation Teil 2</text:p>
          </table:table-cell>
          <table:table-cell office:value-type="string" calcext:value-type="string">
            <text:p>Olaf (Uni Marburg)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sychologie ? Teil 2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Gegendemo (aktiv, Teil 1; Beginn: 12:30 Uhr!)</text:p>
          </table:table-cell>
          <table:table-cell office:value-type="string" calcext:value-type="string">
            <text:p>Mukundi (Wuerzburg)</text:p>
          </table:table-cell>
          <table:table-cell office:value-type="string" calcext:value-type="string">
            <text:p>Magdeburg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Gegendemo (aktiv, Teil 2)</text:p>
          </table:table-cell>
          <table:table-cell office:value-type="string" calcext:value-type="string">
            <text:p>Mukundi (Wuerzburg)</text:p>
          </table:table-cell>
          <table:table-cell office:value-type="string" calcext:value-type="string">
            <text:p>Magdeburg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kkreditierung Teil 3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Wer sind wir (Sponsoring schreiben)</text:p>
          </table:table-cell>
          <table:table-cell office:value-type="string" calcext:value-type="string">
            <text:p>Norman (Stendal)</text:p>
          </table:table-cell>
          <table:table-cell/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aranoia – warum wir als Psychologen Kommunikation Verschlüsseln müssen!</text:p>
          </table:table-cell>
          <table:table-cell office:value-type="string" calcext:value-type="string">
            <text:p>N.N.</text:p>
          </table:table-cell>
          <table:table-cell/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hschaft als politischer Raum</text:p>
          </table:table-cell>
          <table:table-cell office:value-type="string" calcext:value-type="string">
            <text:p>Janis (Marburg)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en, Prüfungen und alternative Prüfungskonzepte</text:p>
          </table:table-cell>
          <table:table-cell office:value-type="string" calcext:value-type="string">
            <text:p>Anne-Sophie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S-Orga 2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4-01-17T13:00:00+0100</text:p>
          </table:table-cell>
          <table:table-cell office:value-type="string">
            <text:p>2014-01-17T14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4-01-17T14:30:00+0100</text:p>
          </table:table-cell>
          <table:table-cell office:value-type="string">
            <text:p>2014-01-17T16:30:00+0100</text:p>
          </table:table-cell>
          <table:table-cell table:number-columns-repeated="1019"/>
        </table:table-row>
        <table:table-row table:style-name="ro5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1-17T16:30:00+0100</text:p>
          </table:table-cell>
          <table:table-cell office:value-type="string">
            <text:p>2014-01-17T18:0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4-01-18T09:30:00+0100</text:p>
          </table:table-cell>
          <table:table-cell office:value-type="string">
            <text:p>2014-01-18T11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4-01-18T11:00:00+0100</text:p>
          </table:table-cell>
          <table:table-cell office:value-type="string">
            <text:p>2014-01-18T12:3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S 3</text:p>
          </table:table-cell>
          <table:table-cell office:value-type="string">
            <text:p>2014-01-18T14:00:00+0100</text:p>
          </table:table-cell>
          <table:table-cell office:value-type="string">
            <text:p>2014-01-18T15:30:00+0100</text:p>
          </table:table-cell>
          <table:table-cell table:number-columns-repeated="1019"/>
        </table:table-row>
        <table:table-row table:style-name="ro2">
          <table:table-cell office:value-type="string">
            <text:p>07</text:p>
          </table:table-cell>
          <table:table-cell office:value-type="string">
            <text:p>7. Open-Space-Runde</text:p>
          </table:table-cell>
          <table:table-cell office:value-type="string">
            <text:p>S 4</text:p>
          </table:table-cell>
          <table:table-cell office:value-type="string">
            <text:p>2014-01-18T15:30:00+0100</text:p>
          </table:table-cell>
          <table:table-cell office:value-type="string">
            <text:p>2014-01-18T17:00:00+0100</text:p>
          </table:table-cell>
          <table:table-cell table:number-columns-repeated="1019"/>
        </table:table-row>
        <table:table-row table:style-name="ro5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1-18T21:00:00+0100</text:p>
          </table:table-cell>
          <table:table-cell office:value-type="string">
            <text:p>2014-01-18T22:00:00+01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 style:data-style-name="N2" text:time-value="0000-00-00T17:19:08.69615816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1-17T17:23:01.734174911</dc:date>
    <meta:editing-duration>PT28M46S</meta:editing-duration>
    <meta:editing-cycles>33</meta:editing-cycles>
    <meta:generator>LibreOffice/4.1.4.2$Linux_X86_64 LibreOffice_project/410m0$Build-2</meta:generator>
    <meta:document-statistic meta:table-count="2" meta:cell-count="220" meta:object-count="0"/>
  </office:meta>
</office:document-meta>
</file>